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4.718cm"/>
    </style:style>
    <style:style style:name="co5" style:family="table-column">
      <style:table-column-properties fo:break-before="auto" style:column-width="9.322cm"/>
    </style:style>
    <style:style style:name="co6" style:family="table-column">
      <style:table-column-properties fo:break-before="auto" style:column-width="4.964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549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3.602cm"/>
    </style:style>
    <style:style style:name="co19" style:family="table-column">
      <style:table-column-properties fo:break-before="auto" style:column-width="4.175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2.404cm"/>
    </style:style>
    <style:style style:name="co22" style:family="table-column">
      <style:table-column-properties fo:break-before="auto" style:column-width="0.878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0.49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5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fpga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cessor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ystem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hw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cessor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pga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pga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rocessor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erial-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AA1BBB2CCC3DDD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1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P_MOD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p-setting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subnet-mask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3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1.9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bnet-mas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tewa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s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tu-size</text:p>
          </table:table-cell>
          <table:table-cell office:value-type="string" calcext:value-type="string">
            <text:p>valu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y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7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IP</text:p>
          </table:table-cell>
          <table:table-cell office:value-type="string" calcext:value-type="string">
            <text:p>notifyOpcode</text:p>
          </table:table-cell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-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NETWORK_NOTIFY-PORT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POR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NOTIFY-POR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PORT</text:p>
          </table:table-cell>
          <table:table-cell office:value-type="string" calcext:value-type="string">
            <text:p>notifyOpcode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age-server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99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th-interface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iagnostics</text:p>
          </table:table-cell>
          <table:table-cell office:value-type="string" calcext:value-type="string">
            <text:p>hw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emperature-threshold</text:p>
          </table:table-cell>
          <table:table-cell office:value-type="string" calcext:value-type="string">
            <text:p>val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O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evice-lo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evice-log-level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LEVEL</text:p>
          </table:table-cell>
          <table:table-cell office:value-type="string" calcext:value-type="string">
            <text:p>notifyOpcode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socketTa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vice-log-facilit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FACILITY</text:p>
          </table:table-cell>
          <table:table-cell office:value-type="string" calcext:value-type="string">
            <text:p>notifyOpcode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socketTa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v-log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8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IP_ADDR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soft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nfiguration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actory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_NAM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min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NAM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O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NAM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ser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PW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dentifi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IDENTIF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ifyOpcode</text:p>
          </table:table-cell>
          <table:table-cell office:value-type="float" office:value="655" calcext:value-type="float">
            <text:p>6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deo-mode</text:p>
          </table:table-cell>
          <table:table-cell office:value-type="string" calcext:value-type="string">
            <text:p>enable-3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VIDEO-M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g-fil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own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CONFIG-FILE_DELET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END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DELE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dns</text:p>
          </table:table-cell>
          <table:table-cell office:value-type="string" calcext:value-type="string">
            <text:p>ad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elete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ELETE_RECOR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ea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AD_RECOR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dit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oard-type</text:p>
          </table:table-cell>
          <table:table-cell office:value-type="string" calcext:value-type="string">
            <text:p>va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ed-on-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ed-off-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O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t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O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TTP_SWITCH</text:p>
          </table:table-cell>
          <table:table-cell office:value-type="string" calcext:value-type="string">
            <text:p>notifyOpcode</text:p>
          </table:table-cell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able-encryp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O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NCRYPT_DECRYPT</text:p>
          </table:table-cell>
          <table:table-cell office:value-type="string" calcext:value-type="string">
            <text:p>notifyOpcode</text:p>
          </table:table-cell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t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6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val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AX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nth</text:p>
          </table:table-cell>
          <table:table-cell office:value-type="string" calcext:value-type="string">
            <text:p>va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ay</text:p>
          </table:table-cell>
          <table:table-cell office:value-type="string" calcext:value-type="string">
            <text:p>val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ur</text:p>
          </table:table-cell>
          <table:table-cell office:value-type="string" calcext:value-type="string">
            <text:p>val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val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c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p-mode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O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tp-au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ser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nable-r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OS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OS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OS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OS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S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enable-t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OS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OS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OS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OS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POS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OS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b-link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OST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1.1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POST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fault-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1.1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OS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ey-code</text:p>
          </table:table-cell>
          <table:table-cell office:value-type="string" calcext:value-type="string">
            <text:p>valu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ST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sh-au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KVM_SSH-AUT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OST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ser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_SSH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OST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_SSH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OST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fault-ssh-au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KVM_DEFAULT-SSH-AUT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OS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ser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_DEFAULT-SSH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OS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_DEFAULT-SSH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OS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s232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OST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t-device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pen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ose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aud-rate</text:p>
          </table:table-cell>
          <table:table-cell office:value-type="string" calcext:value-type="string">
            <text:p>data-bits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stop-bit</text:p>
          </table:table-cell>
          <table:table-cell office:value-type="string" calcext:value-type="string">
            <text:p>flow-contro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ud-rate</text:p>
          </table:table-cell>
          <table:table-cell office:value-type="string" calcext:value-type="string">
            <text:p>valu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X</text:p>
          </table:table-cell>
          <table:table-cell office:value-type="float" office:value="921600" calcext:value-type="float">
            <text:p>9216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ata-bits</text:p>
          </table:table-cell>
          <table:table-cell office:value-type="string" calcext:value-type="string">
            <text:p>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r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op-bi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low-contr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Xoff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n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ata-in-notifica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POST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ad-existin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ad-lin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uffer-typ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S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uffer-delay</text:p>
          </table:table-cell>
          <table:table-cell office:value-type="string" calcext:value-type="string">
            <text:p>val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OS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-r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OS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able-es-msg-aut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OS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qll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INPUT_HQLL-MULTI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O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HQLL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O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HQLL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O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INPUT_ES-MULTI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ES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ES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OS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cable-prese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d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7AABBCCDDEEFF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verlay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OS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-image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-upload-image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S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OS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load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UPLOA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table:number-columns-repeated="3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pload-mute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MUTE_UPLOA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l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DEL-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DELETE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DEL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DELETE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8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ideo-mute-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MUTE_EDIT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-layout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OS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ailable-layo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able-pi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OS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p-lo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P-LAYOUT_PIP-LOC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_PIP-LO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_PIP-LO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-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wap-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plash-scr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lash-screen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lash-screen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get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-fil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document-statistic meta:table-count="1" meta:cell-count="7125" meta:object-count="0"/>
  </office:meta>
</office:document-meta>
</file>